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0fbd" officeooo:paragraph-rsid="00060fbd"/>
    </style:style>
    <style:style style:name="P3" style:family="paragraph" style:parent-style-name="Standard">
      <style:text-properties fo:language="fr" fo:country="FR" officeooo:rsid="000528ba"/>
    </style:style>
    <style:style style:name="P4" style:family="paragraph" style:parent-style-name="Standard">
      <style:text-properties fo:language="fr" fo:country="FR" officeooo:rsid="0005625e" officeooo:paragraph-rsid="000528ba"/>
    </style:style>
    <style:style style:name="P5" style:family="paragraph" style:parent-style-name="Standard">
      <style:text-properties fo:language="fr" fo:country="FR" officeooo:rsid="0005625e" officeooo:paragraph-rsid="0005625e"/>
    </style:style>
    <style:style style:name="P6" style:family="paragraph" style:parent-style-name="Standard">
      <style:text-properties fo:language="fr" fo:country="FR" officeooo:rsid="0006ed34" officeooo:paragraph-rsid="0006ed34"/>
    </style:style>
    <style:style style:name="P7" style:family="paragraph" style:parent-style-name="Standard">
      <style:text-properties fo:language="fr" fo:country="FR" officeooo:rsid="000972fc" officeooo:paragraph-rsid="000972fc"/>
    </style:style>
    <style:style style:name="P8" style:family="paragraph" style:parent-style-name="Standard">
      <style:text-properties officeooo:rsid="000528ba" officeooo:paragraph-rsid="000528ba"/>
    </style:style>
    <style:style style:name="P9" style:family="paragraph" style:parent-style-name="Standard">
      <style:text-properties officeooo:rsid="0005625e" officeooo:paragraph-rsid="0005625e"/>
    </style:style>
    <style:style style:name="P10" style:family="paragraph" style:parent-style-name="Standard">
      <style:text-properties officeooo:rsid="00060fbd" officeooo:paragraph-rsid="00060fbd"/>
    </style:style>
    <style:style style:name="P11" style:family="paragraph" style:parent-style-name="Standard">
      <style:text-properties officeooo:paragraph-rsid="0006ed34"/>
    </style:style>
    <style:style style:name="P12" style:family="paragraph" style:parent-style-name="Standard">
      <style:text-properties fo:font-size="16pt" fo:language="fr" fo:country="FR" style:text-underline-style="none" officeooo:rsid="000528ba" style:font-size-asian="14pt" style:font-size-complex="16pt"/>
    </style:style>
    <style:style style:name="P13" style:family="paragraph" style:parent-style-name="Standard">
      <style:text-properties officeooo:paragraph-rsid="000972fc"/>
    </style:style>
    <style:style style:name="P14" style:family="paragraph" style:parent-style-name="Standard">
      <style:text-properties officeooo:rsid="000972fc" officeooo:paragraph-rsid="000972fc"/>
    </style:style>
    <style:style style:name="P15" style:family="paragraph" style:parent-style-name="Standard">
      <style:text-properties officeooo:paragraph-rsid="0009b9d7"/>
    </style:style>
    <style:style style:name="P16" style:family="paragraph" style:parent-style-name="Standard">
      <style:text-properties officeooo:paragraph-rsid="0010b637"/>
    </style:style>
    <style:style style:name="P17" style:family="paragraph" style:parent-style-name="Standard">
      <style:text-properties fo:language="fr" fo:country="FR" style:text-underline-style="none" officeooo:rsid="000972fc" officeooo:paragraph-rsid="000972fc"/>
    </style:style>
    <style:style style:name="P18" style:family="paragraph" style:parent-style-name="Standard">
      <style:text-properties fo:language="fr" fo:country="FR" style:text-underline-style="none" officeooo:rsid="0007a33c" officeooo:paragraph-rsid="0009b9d7"/>
    </style:style>
    <style:style style:name="P19" style:family="paragraph" style:parent-style-name="Standard">
      <style:text-properties fo:language="fr" fo:country="FR" style:text-underline-style="none" officeooo:rsid="000f519b" officeooo:paragraph-rsid="0009b9d7"/>
    </style:style>
    <style:style style:name="P20" style:family="paragraph" style:parent-style-name="Standard">
      <style:text-properties officeooo:paragraph-rsid="0010b637"/>
    </style:style>
    <style:style style:name="P21" style:family="paragraph" style:parent-style-name="Standard">
      <style:text-properties officeooo:paragraph-rsid="0012725b"/>
    </style:style>
    <style:style style:name="T1" style:family="text">
      <style:text-properties officeooo:rsid="000528ba"/>
    </style:style>
    <style:style style:name="T2" style:family="text">
      <style:text-properties fo:font-size="20pt" style:text-underline-style="solid" style:text-underline-width="auto" style:text-underline-color="font-color" officeooo:rsid="000528ba" style:font-size-asian="17.5pt" style:font-size-complex="20pt"/>
    </style:style>
    <style:style style:name="T3" style:family="text">
      <style:text-properties fo:font-size="16pt" style:text-underline-style="none" officeooo:rsid="000528ba" style:font-size-asian="14pt" style:font-size-complex="16pt"/>
    </style:style>
    <style:style style:name="T4" style:family="text">
      <style:text-properties fo:font-size="16pt" style:text-underline-style="solid" style:text-underline-width="auto" style:text-underline-color="font-color" officeooo:rsid="000528ba" style:font-size-asian="14pt" style:font-size-complex="16pt"/>
    </style:style>
    <style:style style:name="T5" style:family="text">
      <style:text-properties fo:language="fr" fo:country="FR"/>
    </style:style>
    <style:style style:name="T6" style:family="text">
      <style:text-properties fo:language="fr" fo:country="FR" officeooo:rsid="000528ba"/>
    </style:style>
    <style:style style:name="T7" style:family="text">
      <style:text-properties fo:language="fr" fo:country="FR" officeooo:rsid="0005625e"/>
    </style:style>
    <style:style style:name="T8" style:family="text">
      <style:text-properties fo:language="fr" fo:country="FR" officeooo:rsid="00060fbd"/>
    </style:style>
    <style:style style:name="T9" style:family="text">
      <style:text-properties fo:language="fr" fo:country="FR" officeooo:rsid="0006ed34"/>
    </style:style>
    <style:style style:name="T10" style:family="text">
      <style:text-properties fo:language="fr" fo:country="FR" officeooo:rsid="0007a33c"/>
    </style:style>
    <style:style style:name="T11" style:family="text">
      <style:text-properties fo:language="fr" fo:country="FR" style:text-underline-style="solid" style:text-underline-width="auto" style:text-underline-color="font-color" officeooo:rsid="000972fc"/>
    </style:style>
    <style:style style:name="T12" style:family="text">
      <style:text-properties fo:language="fr" fo:country="FR" style:text-underline-style="solid" style:text-underline-width="auto" style:text-underline-color="font-color" officeooo:rsid="000f519b"/>
    </style:style>
    <style:style style:name="T13" style:family="text">
      <style:text-properties fo:language="fr" fo:country="FR" style:text-underline-style="solid" style:text-underline-width="auto" style:text-underline-color="font-color" officeooo:rsid="0015dc50"/>
    </style:style>
    <style:style style:name="T14" style:family="text">
      <style:text-properties fo:language="fr" fo:country="FR" style:text-underline-style="solid" style:text-underline-width="auto" style:text-underline-color="font-color" officeooo:rsid="00193aac"/>
    </style:style>
    <style:style style:name="T15" style:family="text">
      <style:text-properties fo:language="fr" fo:country="FR" style:text-underline-style="none"/>
    </style:style>
    <style:style style:name="T16" style:family="text">
      <style:text-properties fo:language="fr" fo:country="FR" style:text-underline-style="none" officeooo:rsid="000972fc"/>
    </style:style>
    <style:style style:name="T17" style:family="text">
      <style:text-properties fo:language="fr" fo:country="FR" style:text-underline-style="none" officeooo:rsid="0006ed34"/>
    </style:style>
    <style:style style:name="T18" style:family="text">
      <style:text-properties fo:language="fr" fo:country="FR" style:text-underline-style="none" officeooo:rsid="0007a33c"/>
    </style:style>
    <style:style style:name="T19" style:family="text">
      <style:text-properties fo:language="fr" fo:country="FR" style:text-underline-style="none" officeooo:rsid="0009b9d7"/>
    </style:style>
    <style:style style:name="T20" style:family="text">
      <style:text-properties fo:language="fr" fo:country="FR" style:text-underline-style="none" officeooo:rsid="000f519b"/>
    </style:style>
    <style:style style:name="T21" style:family="text">
      <style:text-properties fo:language="fr" fo:country="FR" style:text-underline-style="none" officeooo:rsid="0010b637"/>
    </style:style>
    <style:style style:name="T22" style:family="text">
      <style:text-properties fo:language="fr" fo:country="FR" style:text-underline-style="none" officeooo:rsid="001181a2"/>
    </style:style>
    <style:style style:name="T23" style:family="text">
      <style:text-properties fo:language="fr" fo:country="FR" style:text-underline-style="none" officeooo:rsid="0012725b"/>
    </style:style>
    <style:style style:name="T24" style:family="text">
      <style:text-properties fo:language="fr" fo:country="FR" style:text-underline-style="none" officeooo:rsid="0015dc50"/>
    </style:style>
    <style:style style:name="T25" style:family="text">
      <style:text-properties fo:language="fr" fo:country="FR" style:text-underline-style="none" officeooo:rsid="00171640"/>
    </style:style>
    <style:style style:name="T26" style:family="text">
      <style:text-properties fo:language="fr" fo:country="FR" style:text-underline-style="none" officeooo:rsid="001995cb"/>
    </style:style>
    <style:style style:name="T27" style:family="text">
      <style:text-properties fo:language="fr" fo:country="FR" style:text-underline-style="none" officeooo:rsid="0019b280"/>
    </style:style>
    <style:style style:name="T28" style:family="text">
      <style:text-properties fo:language="fr" fo:country="FR" style:text-underline-style="none" officeooo:rsid="001afe43"/>
    </style:style>
    <style:style style:name="T29" style:family="text">
      <style:text-properties fo:language="fr" fo:country="FR" style:text-underline-style="none" officeooo:rsid="001ca6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tab/><text:tab/><text:tab/><text:tab/><text:tab/><text:span text:style-name="T2">Journal de developpement</text:span></text:p>
      <text:p text:style-name="P12"/>
      <text:p text:style-name="P12"/>
      <text:p text:style-name="P1"><text:span text:style-name="T3"><text:tab/></text:span><text:span text:style-name="T4">1) Travail préliminaire</text:span></text:p>
      <text:p text:style-name="P12"/>
      <text:p text:style-name="P12"/>
      <text:p text:style-name="P1"><text:tab/><text:span text:style-name="T1">J’ai commencé par regarder l’exercice et la vidéo sur coding game, les solutions qui me sont venues spontanément sont :</text:span></text:p>
      <text:p text:style-name="Standard"><text:span text:style-name="T5">- </text:span><text:span text:style-name="T6">Faire un algorithme pour calculer une trajectoire « optimale » pour les virages, éventuellement en tentant d’éviter les adversaires (ou en les percutants suivant la situation)</text:span></text:p>
      <text:p text:style-name="P3">- Utiliser un algorithme génétique</text:p>
      <text:p text:style-name="P3"/>
      <text:p text:style-name="P8"><text:span text:style-name="T5">J’ai effectué quelques recherches pour voir si je trouvais des solutions à des problèmes similaires </text:span><text:span text:style-name="T8">(ou identiques)</text:span><text:span text:style-name="T5"> </text:span><text:span text:style-name="T7">et suis tombé sur des solutions proches de ce que j’envisageais et ait découvert (dans la présentation coding game) une 3ème solution avec exploration d’arbres de possibilités que je n’avais pas envisagé (le problème ne m’étant pas apparut comme intéressant à considérer au tour par tour en première approche.</text:span></text:p>
      <text:p text:style-name="P4"/>
      <text:p text:style-name="P5">Sources :</text:p>
      <text:p text:style-name="P9"><text:a xlink:type="simple" xlink:href="https://tcourreges.github.io/coders-strike-back" text:style-name="Internet_20_link" text:visited-style-name="Visited_20_Internet_20_Link"><text:span text:style-name="T5">https://tcourreges.github.io/coders-strike-back</text:span></text:a></text:p>
      <text:p text:style-name="P9"><text:a xlink:type="simple" xlink:href="https://www.youtube.com/watch?v=a8Bo2DHrrow" text:style-name="Internet_20_link" text:visited-style-name="Visited_20_Internet_20_Link"><text:span text:style-name="T5">https://www.youtube.com/watch?v=a8Bo2DHrrow</text:span></text:a></text:p>
      <text:p text:style-name="P9"><text:a xlink:type="simple" xlink:href="https://www.codingame.com/playgrounds/36476/smitsimax" text:style-name="Internet_20_link" text:visited-style-name="Visited_20_Internet_20_Link"><text:span text:style-name="T5">https://www.codingame.com/playgrounds/36476/smitsimax</text:span></text:a></text:p>
      <text:p text:style-name="P5"/>
      <text:p text:style-name="P2">J’ai laissé de côté l’idée d’IA d’apprentissage pour diverses raisons :</text:p>
      <text:p text:style-name="P2">- J’ai vu peu d’exemples d’IA d’apprentissage dans les jeux vidéo dans la partie gameplay, si la solution peut être efficace pour le défi, j’ai supposé que ce n’était peut être pas le plus intéressant à montrer</text:p>
      <text:p text:style-name="P2">- Je ne possède pas de base d’apprentissage, et ne suis pas sur d’avoir le temps de générer suffisamment de générations pour avoir un bon résultat</text:p>
      <text:p text:style-name="P2">- Je n’ai pas codé ce genre d’algorithme depuis longtemps et je ne pense pas que ma limite de temps de temps me permette d’expérimenter autant</text:p>
      <text:p text:style-name="P2"/>
      <text:p text:style-name="P10"><text:span text:style-name="T5"><text:tab/>J’ai donc décidé de partir avec l’idée d’</text:span><text:span text:style-name="T9">anticiper des trajectoires quand les solutions naïves ne suffiront plus tout en essayant de trouver le moment idéal pour utiliser les bonus qui semblent apparaître par la suite.</text:span></text:p>
      <text:p text:style-name="P6">J’envisage de passer vers de l’exploration d’arbre suivant où me mèneront mes solutions et le temps qu’il me restera.</text:p>
      <text:p text:style-name="P6"><text:tab/>Je compte faire évoluer mon code itérativement d’une league à l’autre en répondant de façon minimale au problème présenté dans chaque League.</text:p>
      <text:p text:style-name="P6"/>
      <text:p text:style-name="P11"><text:span text:style-name="T9"><text:tab/><text:tab/><text:tab/><text:tab/><text:tab/><text:tab/><text:tab/><text:tab/><text:tab/>11/06/2021, 15h41 </text:span><text:span text:style-name="T10">(durée 1h)</text:span></text:p>
      <text:p text:style-name="P1"/>
      <text:p text:style-name="P1"/>
      <text:p text:style-name="P7"/>
      <text:p text:style-name="P7"/>
      <text:p text:style-name="P7"/>
      <text:p text:style-name="P7"/>
      <text:p text:style-name="P7"/>
      <text:p text:style-name="P13"><text:soft-page-break/><text:span text:style-name="T16"><text:tab/></text:span><text:span text:style-name="T11">2) De bois 3 à bois 1</text:span></text:p>
      <text:p text:style-name="P17"/>
      <text:p text:style-name="P17"><text:tab/>Pour passer de bois 3 à bois 2 j’ai suivi le tutoriel (en y perdant pas mal de temps du fait de l’interface. </text:p>
      <text:p text:style-name="P17"><text:tab/>J’ai fait mon premier push sur git pour le bois 2 après avoir créé une classe vecteur pour faciliter le reste des calculs, j’ai aussi déporter l’acquisition des input et le calcul des output dans une nouvelle classe pour nettoyer le main, j’ai par ailleurs créé un fichier pour tester ma classe vecteur (et potentiellement d’autres plus tard).</text:p>
      <text:p text:style-name="P14"><text:span text:style-name="T15"><text:tab/>J’ai perdu pas mal de temps sur cette partie suite à une fausse manipulation sur mon visual studio juste avant mon commit </text:span><text:span text:style-name="T19">et a des interruptions extérieures.</text:span></text:p>
      <text:p text:style-name="P17"/>
      <text:p text:style-name="P17"><text:tab/>Pour passer de bois 2 à bois 1 j’ai essayé d’optimiser les virages en ralentissant à l’approche du point de passage visé et en gardant une vitesse plus basse jusqu’à avoir un angle suffisant faible avec le point de passage suivant. Le conserve la variable thrust au maximum le reste du temps, les valeurs pour la distance à laquelle je décide de ralentir et l’angle auquel il est acceptable de re accélérer ont étés déterminés empiriquement.</text:p>
      <text:p text:style-name="P17"/>
      <text:p text:style-name="P15"><text:span text:style-name="T16"><text:tab/><text:tab/><text:tab/><text:tab/><text:tab/><text:tab/><text:tab/><text:tab/></text:span><text:span text:style-name="T17">11/06/2021, 1</text:span><text:span text:style-name="T19">8</text:span><text:span text:style-name="T17">h</text:span><text:span text:style-name="T19">51</text:span><text:span text:style-name="T17"> </text:span><text:span text:style-name="T18">(durée </text:span><text:span text:style-name="T19">3</text:span><text:span text:style-name="T18">h)</text:span></text:p>
      <text:p text:style-name="P18"/>
      <text:p text:style-name="P15"><text:span text:style-name="T18"><text:tab/></text:span><text:span text:style-name="T12">3) De bois 1 à bronze</text:span></text:p>
      <text:p text:style-name="P19"/>
      <text:p text:style-name="P16"><text:span text:style-name="T20"><text:tab/>J’ai remanié un peu le code pour me rapprocher de mon idée initiale avec différent</text:span><text:span text:style-name="T21">e</text:span><text:span text:style-name="T20">s </text:span><text:span text:style-name="T21">classes</text:span><text:span text:style-name="T20"> qui </text:span><text:span text:style-name="T21">feront une partie très restreinte du travail et seront</text:span><text:span text:style-name="T20"> seront plus facilement modifiables ou remplaçables. </text:span><text:span text:style-name="T21">J’ai renoncé à l’idée de</text:span><text:span text:style-name="T20"> cré</text:span><text:span text:style-name="T21">er</text:span><text:span text:style-name="T20"> de</text:span><text:span text:style-name="T21">s</text:span><text:span text:style-name="T20"> classes </text:span><text:span text:style-name="T21">mères </text:span><text:span text:style-name="T20">abstraites pour </text:span><text:span text:style-name="T21">ces</text:span><text:span text:style-name="T20"> </text:span><text:span text:style-name="T21">nouvelles classes du </text:span><text:span text:style-name="T20">« brain » </text:span><text:span text:style-name="T21">que j’envisageais pour</text:span><text:span text:style-name="T20"> les remplacer sans les supprimer (je ne pense pas avoir le besoin de conserver d’ancienne</text:span><text:span text:style-name="T21">s</text:span><text:span text:style-name="T20"> versions ou d’</text:span><text:span text:style-name="T21">en</text:span><text:span text:style-name="T20"> faire cohabiter </text:span><text:span text:style-name="T21">et l’architecture me semblait trop compliquée pour le besoin).</text:span></text:p>
      <text:p text:style-name="P16"><text:span text:style-name="T21"><text:tab/>Le « Brain » gère maintenant la génération des inputs et je compte ne plus avoir à toucher au main, j’ai remplacé les valeurs en dur stockant les capacités du pod (vitesse, distance de décélération, etc) pour nettoyer un peu le code et faciliter les modifications, cela m’a permis de tester plus facilement différentes valeurs. Les variables stockant la distance à laquelle et l’angle par rapport au checkpoint suivant acceptables pour déclencher le boost sont restés simples membres car j’ai vu qu’il pourrait y avoir plusieurs pod et j’envisage de leur donner des valeurs différentes </text:span><text:span text:style-name="T22">pour varier leur comportements suivant ce que l’énoncé permettra (même si dans ce cas je devrais certainement faire d’autres modifications et peut être repasser la distance de décélération et l’angle limite auquel on accélère en attributs non statiques).</text:span></text:p>
      <text:p text:style-name="P16"><text:span text:style-name="T22"><text:tab/></text:span><text:span text:style-name="T23">J’ai créé de nouvelles structures permettant de partager les informations sur le plateau de jeu avec les nouvelles classes, que j’ai rassemblé dans un seul header (la taille du projet ne nécessitant pas selon moi de multiplier les fichiers pour le peu de contenu qu’ils possèdent). Je les ai tout de même laissé hors des fichiers du Vector2 car je le considère moins spécifique au projet et donc exportable (même si c’est seulement par principe).</text:span></text:p>
      <text:p text:style-name="P16"><text:span text:style-name="T23"/></text:p>
      <text:p text:style-name="P21"><text:span text:style-name="T23"><text:tab/><text:tab/><text:tab/><text:tab/><text:tab/><text:tab/><text:tab/><text:tab/></text:span><text:span text:style-name="T17">11/06/2021, </text:span><text:span text:style-name="T23">22h</text:span><text:span text:style-name="T17">h</text:span><text:span text:style-name="T23">20</text:span><text:span text:style-name="T17"> </text:span><text:span text:style-name="T18">(durée </text:span><text:span text:style-name="T23">2</text:span><text:span text:style-name="T18">h)</text:span></text:p>
      <text:p text:style-name="P21"><text:span text:style-name="T18"/></text:p>
      <text:p text:style-name="P21"><text:span text:style-name="T18"/></text:p>
      <text:p text:style-name="P21"><text:span text:style-name="T18"><text:tab/></text:span><text:span text:style-name="T13">4) De bronze </text:span><text:span text:style-name="T14">à Gold</text:span></text:p>
      <text:p text:style-name="P21"><text:span text:style-name="T24"/></text:p>
      <text:p text:style-name="P21"><text:span text:style-name="T24"><text:tab/>J’ai créé de nouvelles classes pour pouvoir plus facilement stocker et collecter des données. Le but premier est de pouvoir calculer la vitesse maximale et l’accélération des pod, j’en profite pour calculer et récupérer les vitesses et accélérations courantes des pods </text:span><text:span text:style-name="T25">qui devraient me permettre d’anticiper mieux les trajectoires et d’éliminer les valeurs en dur qui subsistent dans le code. J’ai créé une classe mère commune aux différents éléments apparaissant sur le plateau de jeu </text:span><text:soft-page-break/><text:span text:style-name="T25">afin de pouvoir les considérer de la même façon dans la classe « PhysicComputation » dans l’optique d’anticiper les collisions et d’optimiser les trajectoires (pas besoin de passer par le centre des checkpoints)</text:span></text:p>
      <text:p text:style-name="P21"><text:span text:style-name="T25"><text:tab/></text:span><text:span text:style-name="T26">J’ai ensuite opté pour changer le point visé par le pod pour se déplacer jusqu’au prochain checkpoint afin de compenser la dérive du pod. En me basant sur le point que je suis sensé atteindre et par le point où m’amène ma vélocité actuelle dans le nombre de tours qu’il me faudrait pour atteindre le checkpoint je change le point visé (si j’arrive à droite du checkpoint, je vise à gauche à l’opposé du checkpoint). J’ai ajouté un coefficient pour que la correction de trajectoire soit plus faible quand on est loin du checkpoint et plus forte au fur et à mesure qu’on approche afin de préserver la vitesse en ligne droite.</text:span></text:p>
      <text:p text:style-name="P21"><text:span text:style-name="T26"><text:tab/></text:span><text:span text:style-name="T27">J’ai aussi changé le calcul du paramètre thrust <text:s/>en le </text:span><text:span text:style-name="T28">coéfficientant par un produit scalaire afin d’être proche de la vitesse maximale quand je suis aligné avec mon objectif et à ma vitesse de manœuvre quand je ne suis pas du tout aligné ou vais dans la mauvaise direction.</text:span></text:p>
      <text:p text:style-name="P21"><text:span text:style-name="T26"><text:tab/>J’ai perdu beaucoup de temps sur cette partie pour raisons personnelles (vaccination puis fatigue), et en échouant à repérer une erreur évidente pendant bien trop longtemps qui empêchait l’application de ce que j’avais mis en place.</text:span></text:p>
      <text:p text:style-name="P21"><text:span text:style-name="T26"><text:tab/></text:span><text:span text:style-name="T29">Mes modifications on suffit pour passer de bronze à gold.</text:span></text:p>
      <text:p text:style-name="P21"><text:span text:style-name="T29"><text:tab/><text:tab/><text:tab/><text:tab/><text:tab/><text:tab/><text:tab/><text:tab/><text:tab/>13/06/2021, 14h02 (durée 7h)</text:span></text:p>
      <text:p text:style-name="P21"><text:span text:style-name="T25"><text:tab/></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13T14:03:54.072000000</dc:date>
    <meta:editing-duration>PT21H39S</meta:editing-duration>
    <meta:editing-cycles>19</meta:editing-cycles>
    <meta:document-statistic meta:table-count="0" meta:image-count="0" meta:object-count="0" meta:page-count="3" meta:paragraph-count="37" meta:word-count="1128" meta:character-count="6964" meta:non-whitespace-character-count="5811"/>
  </office:meta>
</office:document-meta>
</file>